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tefania Sanna</text:p>
      <text:p text:style-name="Standard">Domande di teoria Esercitazione Week4</text:p>
      <text:p text:style-name="Standard"/>
      <text:p text:style-name="Standard">29/10/2021</text:p>
      <text:p text:style-name="Standard"/>
      <text:p text:style-name="Standard">1=<text:s/><text:a xlink:href="http://www.avanade.it/" office:target-frame-name="_top" xlink:show="replace">www.avanade.it</text:a></text:p>
      <text:p text:style-name="Standard"/>
      <text:p text:style-name="Standard">it = dominio di primo livello nazionale per l'Italia</text:p>
      <text:p text:style-name="Standard">avanade = dominio di secondo livello</text:p>
      <text:p text:style-name="Standard">www = dominio di terzo livello (sottodominio)</text:p>
      <text:p text:style-name="Standard"/>
      <text:p text:style-name="Standard">2= c come attributo c come valore</text:p>
      <text:p text:style-name="Standard"/>
      <text:p text:style-name="Standard">3 = primo selettore: ul li {}</text:p>
      <text:p text:style-name="Standard"><text:s text:c="6"/>secondo selettore: .color{}</text:p>
      <text:p text:style-name="Standard"><text:s text:c="6"/>terzo selettore: li{}</text:p>
      <text:p text:style-name="Standard"/>
      <text:p text:style-name="Standard">4= #welcome, .color {}</text:p>
      <text:p text:style-name="Standard"/>
      <text:p text:style-name="Standard">5= &lt;a href=”https://www.avanade.com/it-it”&gt;Avanade&lt;/a&gt;</text:p>
      <text:p text:style-name="Standard"/>
      <text:p text:style-name="Standard">6= c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tefania Sanna</meta:initial-creator>
    <dc:creator>stefania sanna</dc:creator>
    <meta:creation-date>2021-10-29T12:28:00Z</meta:creation-date>
    <dc:date>2021-10-29T12:14:00Z</dc:date>
    <meta:template xlink:href="Normal" xlink:type="simple"/>
    <meta:editing-cycles>2</meta:editing-cycles>
    <meta:editing-duration>PT2400S</meta:editing-duration>
    <meta:document-statistic meta:page-count="1" meta:paragraph-count="1" meta:word-count="71" meta:character-count="475" meta:row-count="3" meta:non-whitespace-character-count="405"/>
  </office:meta>
</office:document-meta>
</file>